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6761ec"/>
    </style:style>
    <style:style style:name="P7" style:family="paragraph" style:parent-style-name="Text_20_body">
      <style:text-properties officeooo:rsid="00597de7" officeooo:paragraph-rsid="006aff34"/>
    </style:style>
    <style:style style:name="P8" style:family="paragraph" style:parent-style-name="Text_20_body">
      <style:text-properties officeooo:rsid="00552f1e" officeooo:paragraph-rsid="005e365e"/>
    </style:style>
    <style:style style:name="P9" style:family="paragraph" style:parent-style-name="Text_20_body">
      <style:text-properties officeooo:rsid="00552f1e" officeooo:paragraph-rsid="00633b84"/>
    </style:style>
    <style:style style:name="P10" style:family="paragraph" style:parent-style-name="Text_20_body">
      <style:text-properties officeooo:rsid="00552f1e" officeooo:paragraph-rsid="006761ec"/>
    </style:style>
    <style:style style:name="P11" style:family="paragraph" style:parent-style-name="Text_20_body">
      <style:text-properties officeooo:rsid="00552f1e" officeooo:paragraph-rsid="006aff34"/>
    </style:style>
    <style:style style:name="P12" style:family="paragraph" style:parent-style-name="Text_20_body">
      <style:text-properties officeooo:rsid="005edef3" officeooo:paragraph-rsid="005e365e"/>
    </style:style>
    <style:style style:name="P13" style:family="paragraph" style:parent-style-name="Text_20_body">
      <style:text-properties officeooo:paragraph-rsid="006761ec"/>
    </style:style>
    <style:style style:name="P14" style:family="paragraph" style:parent-style-name="Text_20_body">
      <style:text-properties officeooo:rsid="00624410" officeooo:paragraph-rsid="006761ec"/>
    </style:style>
    <style:style style:name="P15" style:family="paragraph" style:parent-style-name="Text_20_body">
      <style:text-properties officeooo:rsid="0063d15a" officeooo:paragraph-rsid="006aff34"/>
    </style:style>
    <style:style style:name="P16" style:family="paragraph" style:parent-style-name="Text_20_body">
      <style:text-properties officeooo:rsid="005e365e" officeooo:paragraph-rsid="005e365e"/>
    </style:style>
    <style:style style:name="P17" style:family="paragraph" style:parent-style-name="Text_20_body">
      <style:text-properties officeooo:rsid="006aff34" officeooo:paragraph-rsid="006aff34"/>
    </style:style>
    <style:style style:name="P18" style:family="paragraph" style:parent-style-name="Text_20_body">
      <style:text-properties officeooo:rsid="00607a95" officeooo:paragraph-rsid="0061d451"/>
    </style:style>
    <style:style style:name="P19" style:family="paragraph" style:parent-style-name="Text_20_body">
      <style:text-properties officeooo:rsid="00633b84" officeooo:paragraph-rsid="00633b84"/>
    </style:style>
    <style:style style:name="P20" style:family="paragraph" style:parent-style-name="Text_20_body">
      <style:text-properties officeooo:rsid="006761ec" officeooo:paragraph-rsid="006761ec"/>
    </style:style>
    <style:style style:name="P21" style:family="paragraph" style:parent-style-name="Text_20_body">
      <style:text-properties officeooo:rsid="0061d451" officeooo:paragraph-rsid="0061d451"/>
    </style:style>
    <style:style style:name="P22" style:family="paragraph" style:parent-style-name="DocText">
      <style:text-properties style:text-position="0% 100%" style:font-name="Garamond" officeooo:rsid="005edef3" officeooo:paragraph-rsid="006761ec"/>
    </style:style>
    <style:style style:name="P23" style:family="paragraph" style:parent-style-name="DocText">
      <style:text-properties style:text-position="0% 100%" style:font-name="Garamond" officeooo:rsid="00644f63" officeooo:paragraph-rsid="006aff34"/>
    </style:style>
    <style:style style:name="P24" style:family="paragraph" style:parent-style-name="DocText">
      <style:text-properties style:text-position="0% 100%" officeooo:rsid="00647331"/>
    </style:style>
    <style:style style:name="P25" style:family="paragraph" style:parent-style-name="DocText">
      <style:text-properties officeooo:rsid="006403f5"/>
    </style:style>
    <style:style style:name="P26" style:family="paragraph" style:parent-style-name="DocText">
      <style:text-properties style:font-name="Garamond" officeooo:rsid="006761ec"/>
    </style:style>
    <style:style style:name="P27" style:family="paragraph" style:parent-style-name="DocText">
      <style:text-properties officeooo:rsid="0065aef3" officeooo:paragraph-rsid="006761ec"/>
    </style:style>
    <style:style style:name="P28" style:family="paragraph" style:parent-style-name="DocEquation">
      <style:text-properties officeooo:paragraph-rsid="006761ec"/>
    </style:style>
    <style:style style:name="P29" style:family="paragraph" style:parent-style-name="DocEquation">
      <style:text-properties officeooo:paragraph-rsid="006aff34"/>
    </style:style>
    <style:style style:name="P30" style:family="paragraph" style:parent-style-name="DocVariableDef">
      <style:text-properties officeooo:rsid="005edef3" officeooo:paragraph-rsid="006761ec"/>
    </style:style>
    <style:style style:name="P31" style:family="paragraph" style:parent-style-name="DocVariableDef">
      <style:text-properties officeooo:paragraph-rsid="00647331"/>
    </style:style>
    <style:style style:name="P32" style:family="paragraph" style:parent-style-name="DocVariableDef">
      <style:text-properties style:text-position="0% 100%" style:font-name="Garamond" officeooo:rsid="00624410" officeooo:paragraph-rsid="006761ec"/>
    </style:style>
    <style:style style:name="P33" style:family="paragraph" style:parent-style-name="DocVariableDef">
      <style:text-properties style:text-position="0% 100%" style:font-name="Garamond" officeooo:rsid="00624410" officeooo:paragraph-rsid="006aff34"/>
    </style:style>
    <style:style style:name="P34" style:family="paragraph" style:parent-style-name="DocVariableDef">
      <style:text-properties style:text-position="0% 100%" style:font-name="Garamond" officeooo:rsid="0065aef3" officeooo:paragraph-rsid="006aff34"/>
    </style:style>
    <style:style style:name="P35" style:family="paragraph" style:parent-style-name="DocVariableDef">
      <style:text-properties style:text-position="0% 100%" style:font-name="Garamond" officeooo:rsid="00683a7c" officeooo:paragraph-rsid="006aff34"/>
    </style:style>
    <style:style style:name="P36" style:family="paragraph" style:parent-style-name="DocVariableDef">
      <style:text-properties style:text-position="0% 100%" style:font-name="Garamond" officeooo:rsid="0063d15a" officeooo:paragraph-rsid="006761ec"/>
    </style:style>
    <style:style style:name="P37" style:family="paragraph" style:parent-style-name="DocVariableDef">
      <style:text-properties style:text-position="0% 100%" style:font-name="Garamond" officeooo:rsid="006aff34" officeooo:paragraph-rsid="006aff34"/>
    </style:style>
    <style:style style:name="P38" style:family="paragraph" style:parent-style-name="DocVariableDef">
      <style:text-properties style:text-position="0% 100%" officeooo:rsid="0066045f"/>
    </style:style>
    <style:style style:name="P39" style:family="paragraph" style:parent-style-name="DocVariableDef">
      <style:text-properties style:text-position="0% 100%" officeooo:rsid="0066045f" officeooo:paragraph-rsid="0066045f"/>
    </style:style>
    <style:style style:name="P40" style:family="paragraph" style:parent-style-name="DocVariableDef">
      <style:text-properties style:text-position="0% 100%" officeooo:rsid="006aff34"/>
    </style:style>
    <style:style style:name="P41" style:family="paragraph" style:parent-style-name="DocVariableDef">
      <style:text-properties officeooo:paragraph-rsid="006761ec"/>
    </style:style>
    <style:style style:name="P42" style:family="paragraph" style:parent-style-name="DocVariableDef">
      <style:text-properties officeooo:rsid="00624410" officeooo:paragraph-rsid="006761ec"/>
    </style:style>
    <style:style style:name="P43" style:family="paragraph" style:parent-style-name="DocVariableDef">
      <style:text-properties officeooo:rsid="0063d15a" officeooo:paragraph-rsid="006aff34"/>
    </style:style>
    <style:style style:name="P44" style:family="paragraph" style:parent-style-name="DocVariableDef">
      <style:text-properties officeooo:paragraph-rsid="006aff34"/>
    </style:style>
    <style:style style:name="P45" style:family="paragraph" style:parent-style-name="DocVariableDef">
      <style:text-properties officeooo:rsid="00647331"/>
    </style:style>
    <style:style style:name="P46" style:family="paragraph" style:parent-style-name="DocVariableDef">
      <style:text-properties officeooo:rsid="00647331" officeooo:paragraph-rsid="00647331"/>
    </style:style>
    <style:style style:name="P47" style:family="paragraph" style:parent-style-name="DocVariableDef">
      <style:text-properties officeooo:rsid="006761ec"/>
    </style:style>
    <style:style style:name="P48" style:family="paragraph" style:parent-style-name="DocVariableDef">
      <style:text-properties style:font-name="Garamond" officeooo:rsid="006761ec"/>
    </style:style>
    <style:style style:name="P49" style:family="paragraph" style:parent-style-name="DocVariableDef">
      <style:text-properties officeooo:rsid="006aff34"/>
    </style:style>
    <style:style style:name="P50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aff34"/>
    </style:style>
    <style:style style:name="P51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aff34"/>
    </style:style>
    <style:style style:name="P52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24410" officeooo:paragraph-rsid="006aff34"/>
    </style:style>
    <style:style style:name="P53" style:family="paragraph" style:parent-style-name="DocNote">
      <style:text-properties style:text-position="0% 100%" style:font-name="Garamond" officeooo:rsid="00607c83" officeooo:paragraph-rsid="006761ec"/>
    </style:style>
    <style:style style:name="P54" style:family="paragraph" style:parent-style-name="DocWarning">
      <style:text-properties style:text-position="0% 100%" style:font-name="Garamond" officeooo:rsid="006761ec" officeooo:paragraph-rsid="006761ec"/>
    </style:style>
    <style:style style:name="P55" style:family="paragraph" style:parent-style-name="DocHeading2">
      <style:text-properties officeooo:rsid="00552f1e" officeooo:paragraph-rsid="00552f1e"/>
    </style:style>
    <style:style style:name="P56" style:family="paragraph" style:parent-style-name="DocHeading2">
      <style:text-properties officeooo:rsid="00647331" officeooo:paragraph-rsid="00647331"/>
    </style:style>
    <style:style style:name="P57" style:family="paragraph" style:parent-style-name="DocHeading2">
      <style:text-properties officeooo:rsid="00585851" officeooo:paragraph-rsid="00585851"/>
    </style:style>
    <style:style style:name="P58" style:family="paragraph" style:parent-style-name="DocHeading2">
      <style:text-properties officeooo:rsid="00585851" officeooo:paragraph-rsid="006aff34"/>
    </style:style>
    <style:style style:name="P59" style:family="paragraph" style:parent-style-name="DocHeading3">
      <style:text-properties officeooo:rsid="00597de7" officeooo:paragraph-rsid="00597de7"/>
    </style:style>
    <style:style style:name="P60" style:family="paragraph" style:parent-style-name="DocHeading3">
      <style:text-properties officeooo:rsid="00597de7" officeooo:paragraph-rsid="006aff34"/>
    </style:style>
    <style:style style:name="P61" style:family="paragraph" style:parent-style-name="DocHeading1">
      <style:text-properties officeooo:rsid="00552f1e" officeooo:paragraph-rsid="00552f1e"/>
    </style:style>
    <style:style style:name="P62" style:family="paragraph" style:parent-style-name="DocHeading1">
      <style:text-properties officeooo:rsid="0057c3fb" officeooo:paragraph-rsid="0057c3fb"/>
    </style:style>
    <style:style style:name="P63" style:family="paragraph" style:parent-style-name="DocHeading1">
      <style:text-properties officeooo:rsid="00585851" officeooo:paragraph-rsid="00585851"/>
    </style:style>
    <style:style style:name="P64" style:family="paragraph" style:parent-style-name="DocText">
      <style:text-properties officeooo:paragraph-rsid="006ebbe8"/>
    </style:style>
    <style:style style:name="P6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66" style:family="paragraph" style:parent-style-name="Text_20_body" style:list-style-name="L1">
      <style:text-properties officeooo:rsid="005e365e" officeooo:paragraph-rsid="005e365e"/>
    </style:style>
    <style:style style:name="P67" style:family="paragraph" style:parent-style-name="Text_20_body" style:list-style-name="L2">
      <style:text-properties officeooo:rsid="005e365e" officeooo:paragraph-rsid="005e365e"/>
    </style:style>
    <style:style style:name="P68" style:family="paragraph" style:parent-style-name="Text_20_body" style:list-style-name="L1">
      <style:text-properties officeooo:rsid="00607a95" officeooo:paragraph-rsid="00607a95"/>
    </style:style>
    <style:style style:name="P69" style:family="paragraph" style:parent-style-name="Text_20_body" style:list-style-name="L1">
      <style:text-properties officeooo:rsid="006403f5" officeooo:paragraph-rsid="006403f5"/>
    </style:style>
    <style:style style:name="P70" style:family="paragraph" style:parent-style-name="Text_20_body" style:list-style-name="L2">
      <style:text-properties officeooo:rsid="005edef3" officeooo:paragraph-rsid="005e365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365e"/>
    </style:style>
    <style:style style:name="T8" style:family="text">
      <style:text-properties officeooo:rsid="005edef3"/>
    </style:style>
    <style:style style:name="T9" style:family="text">
      <style:text-properties officeooo:rsid="005fea62"/>
    </style:style>
    <style:style style:name="T10" style:family="text">
      <style:text-properties officeooo:rsid="00633b84"/>
    </style:style>
    <style:style style:name="T11" style:family="text">
      <style:text-properties officeooo:rsid="006403f5"/>
    </style:style>
    <style:style style:name="T12" style:family="text">
      <style:text-properties officeooo:rsid="00647331"/>
    </style:style>
    <style:style style:name="T13" style:family="text">
      <style:text-properties style:text-position="sub 58%" officeooo:rsid="00647331"/>
    </style:style>
    <style:style style:name="T14" style:family="text">
      <style:text-properties style:text-position="sub 58%" officeooo:rsid="0066045f"/>
    </style:style>
    <style:style style:name="T15" style:family="text">
      <style:text-properties style:text-position="sub 58%" style:font-name="Garamond1" officeooo:rsid="006761ec"/>
    </style:style>
    <style:style style:name="T16" style:family="text">
      <style:text-properties style:text-position="sub 58%" officeooo:rsid="005edef3"/>
    </style:style>
    <style:style style:name="T17" style:family="text">
      <style:text-properties style:text-position="sub 58%" style:font-name="Garamond" officeooo:rsid="00624410"/>
    </style:style>
    <style:style style:name="T18" style:family="text">
      <style:text-properties style:text-position="sub 58%" style:font-name="Garamond" officeooo:rsid="0065aef3"/>
    </style:style>
    <style:style style:name="T19" style:family="text">
      <style:text-properties style:text-position="sub 58%" officeooo:rsid="006aff34"/>
    </style:style>
    <style:style style:name="T20" style:family="text">
      <style:text-properties style:text-position="0% 100%" officeooo:rsid="00647331"/>
    </style:style>
    <style:style style:name="T21" style:family="text">
      <style:text-properties style:text-position="0% 100%" officeooo:rsid="0066045f"/>
    </style:style>
    <style:style style:name="T22" style:family="text">
      <style:text-properties style:text-position="0% 100%" officeooo:rsid="005edef3"/>
    </style:style>
    <style:style style:name="T23" style:family="text">
      <style:text-properties style:text-position="0% 100%" style:font-name="Garamond1" officeooo:rsid="0065aef3"/>
    </style:style>
    <style:style style:name="T24" style:family="text">
      <style:text-properties style:text-position="0% 100%" style:font-name="Garamond" officeooo:rsid="00624410"/>
    </style:style>
    <style:style style:name="T25" style:family="text">
      <style:text-properties style:text-position="0% 100%" style:font-name="Garamond" officeooo:rsid="0065aef3"/>
    </style:style>
    <style:style style:name="T26" style:family="text">
      <style:text-properties style:text-position="0% 100%" style:font-name="Garamond" officeooo:rsid="00644f63"/>
    </style:style>
    <style:style style:name="T27" style:family="text">
      <style:text-properties style:text-position="0% 100%" style:font-name="Garamond" officeooo:rsid="006b9090"/>
    </style:style>
    <style:style style:name="T28" style:family="text">
      <style:text-properties style:text-position="0% 100%" style:font-name="Garamond" officeooo:rsid="006cae6d"/>
    </style:style>
    <style:style style:name="T29" style:family="text">
      <style:text-properties style:text-position="0% 100%" style:font-name="Garamond" officeooo:rsid="006fc600"/>
    </style:style>
    <style:style style:name="T30" style:family="text">
      <style:text-properties style:text-position="0% 100%" style:font-name="Garamond" officeooo:rsid="006ebbe8"/>
    </style:style>
    <style:style style:name="T31" style:family="text">
      <style:text-properties style:text-position="0% 100%" officeooo:rsid="006761ec"/>
    </style:style>
    <style:style style:name="T32" style:family="text">
      <style:text-properties style:text-position="0% 100%" officeooo:rsid="006aff34"/>
    </style:style>
    <style:style style:name="T33" style:family="text">
      <style:text-properties officeooo:rsid="006761ec"/>
    </style:style>
    <style:style style:name="T34" style:family="text">
      <style:text-properties style:font-name="Garamond1" officeooo:rsid="006761ec"/>
    </style:style>
    <style:style style:name="T35" style:family="text">
      <style:text-properties style:font-name="Garamond1" officeooo:rsid="00624410"/>
    </style:style>
    <style:style style:name="T36" style:family="text">
      <style:text-properties style:font-name="Garamond" officeooo:rsid="006761ec"/>
    </style:style>
    <style:style style:name="T37" style:family="text">
      <style:text-properties officeooo:rsid="00624410"/>
    </style:style>
    <style:style style:name="T38" style:family="text">
      <style:text-properties officeooo:rsid="0066c268"/>
    </style:style>
    <style:style style:name="T39" style:family="text">
      <style:text-properties officeooo:rsid="006ad02c"/>
    </style:style>
    <style:style style:name="T40" style:family="text">
      <style:text-properties officeooo:rsid="00683a7c"/>
    </style:style>
    <style:style style:name="T41" style:family="text">
      <style:text-properties officeooo:rsid="0063d15a"/>
    </style:style>
    <style:style style:name="T42" style:family="text">
      <style:text-properties officeooo:rsid="0065aef3"/>
    </style:style>
    <style:style style:name="T43" style:family="text">
      <style:text-properties officeooo:rsid="006aff34"/>
    </style:style>
    <style:style style:name="T44" style:family="text">
      <style:text-properties officeooo:rsid="006b9090"/>
    </style:style>
    <style:style style:name="T45" style:family="text">
      <style:text-properties officeooo:rsid="006cae6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5"><text:title>Local Motion</text:title></text:p>
      <text:h text:style-name="P61" text:outline-level="1">Result</text:h>
      <text:p text:style-name="P16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8"><text:span text:style-name="T9">When oFreq calculates the output, it </text:span><text:span text:style-name="T7">accounts for relative phase angles between all the body motions. <text:s/></text:span><text:span text:style-name="T9">The phase angles for body motions change depending on body encounter frequency. <text:s/>Because of this, the local solution is a linear function with respect to its physical position on the body, but non-linear with body en</text:span><text:span text:style-name="T43">c</text:span><text:span text:style-name="T9">ounter frequency.</text:span></text:p>
      <text:h text:style-name="P55" text:outline-level="2">Units of Measurement</text:h>
      <text:p text:style-name="P17">The local motion has units of meters (m).</text:p>
      <text:h text:style-name="P61" text:outline-level="1">Assumptions / <text:span text:style-name="T4">Limitations</text:span></text:h>
      <text:p text:style-name="P16">This output makes the following assumptions.</text:p>
      <text:list xml:id="list1363663212" text:style-name="L1">
        <text:list-item>
          <text:p text:style-name="P66">This outputs assumes rigid body motion.</text:p>
        </text:list-item>
        <text:list-item>
          <text:p text:style-name="P66">This output assumes an oscillatory motion at a steady state value. <text:s/>Transient effects are ignored.</text:p>
        </text:list-item>
        <text:list-item>
          <text:p text:style-name="P68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69">Body motions are defined from the origin of the body coordinate system.</text:p>
        </text:list-item>
        <text:list-item>
          <text:p text:style-name="P69">The coordinates of the local point of output are known and resolved within the body coordinate system.</text:p>
        </text:list-item>
      </text:list>
      <text:h text:style-name="P62" text:outline-level="1"><text:soft-page-break/><text:span text:style-name="T3">Variable</text:span> Dependencies</text:h>
      <text:p text:style-name="P12">This output depends on the following variables.</text:p>
      <text:list xml:id="list21622838241" text:style-name="L2">
        <text:list-item>
          <text:p text:style-name="P70">Body encounter frequency.</text:p>
        </text:list-item>
        <text:list-item>
          <text:p text:style-name="P70">Global wave direction.</text:p>
        </text:list-item>
        <text:list-item>
          <text:p text:style-name="P70">Body heading.</text:p>
        </text:list-item>
        <text:list-item>
          <text:p text:style-name="P70">All the body input forces</text:p>
        </text:list-item>
        <text:list-item>
          <text:p text:style-name="P70">Global wave spectrum</text:p>
        </text:list-item>
        <text:list-item>
          <text:p text:style-name="P67">Position specified for the local solution.</text:p>
        </text:list-item>
      </text:list>
      <text:h text:style-name="P61" text:outline-level="1">Derivation</text:h>
      <text:h text:style-name="P56" text:outline-level="2">Local Motion Calculation</text:h>
      <text:p text:style-name="P9"><text:span text:style-name="T10">The body motion variables are first converted into the local motion variables. <text:s/></text:span><text:span text:style-name="T10"><text:sequence-ref text:reference-format="category-and-value" text:ref-name="refEquation0">Equation 4.1</text:sequence-ref></text:span><text:span text:style-name="T10"> </text:span><text:span text:style-name="T11">resolves local translation on the X-axis, in the body coordinate system. <text:s/></text:span><text:span text:style-name="T11"><text:sequence-ref text:reference-format="category-and-value" text:ref-name="refEquation1">Equation 4.2</text:sequence-ref></text:span><text:span text:style-name="T11"> resolves local translation </text:span><text:span text:style-name="T12">o</text:span><text:span text:style-name="T11">n the Y-axis, in the body coordinate system. <text:s/></text:span><text:span text:style-name="T11"><text:sequence-ref text:reference-format="category-and-value" text:ref-name="refEquation2">Equation 4.3</text:sequence-ref></text:span><text:span text:style-name="T11"> resolves local translation </text:span><text:span text:style-name="T12">o</text:span><text:span text:style-name="T11">n the Z-axis, in the body coordinate system. <text:s/>All equations assume the solution for the body motion variables is known.</text:span></text:p>
      <text:p text:style-name="P19"><draw:frame draw:style-name="fr1" draw:name="Object2" text:anchor-type="as-char" svg:width="1.4299in" svg:height="0.209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11">Equation </text:span><text:span text:style-name="T11"><text:sequence text:ref-name="refEquation0" text:name="Equation" text:formula="ooow:Equation+1" style:num-format="1">4.1</text:sequence></text:span></text:p>
      <text:p text:style-name="P45">Variables:</text:p>
      <text:p text:style-name="DocVariableDef"><text:span text:style-name="T12">s</text:span><text:span text:style-name="T13">1</text:span><text:span text:style-name="T20"> = <text:tab/>Local translation motion on the X-axis, in the body coordinate system.</text:span></text:p>
      <text:p text:style-name="DocVariableDef"><text:span text:style-name="T20">x</text:span><text:span text:style-name="T13">1</text:span><text:span text:style-name="T20"> = <text:tab/>Body motion variable, translation on the X-axis, in the body coordinate system.</text:span></text:p>
      <text:p text:style-name="DocVariableDef"><text:span text:style-name="T20">x</text:span><text:span text:style-name="T13">6</text:span><text:span text:style-name="T20"> = <text:tab/>Body motion variable, rotation about the Z-axis, in the body coordinate system.</text:span></text:p>
      <text:p text:style-name="DocVariableDef"><text:span text:style-name="T20">x</text:span><text:span text:style-name="T13">5</text:span><text:span text:style-name="T20"> = <text:tab/>Body motion variable, rotation about the Y-axis, in the body coordinate system.</text:span></text:p>
      <text:p text:style-name="DocVariableDef"><text:span text:style-name="T12">r</text:span><text:span text:style-name="T13">by</text:span><text:span text:style-name="T20"> = <text:tab/>Position of the local solution point, Y-axis coordinate.</text:span></text:p>
      <text:p text:style-name="DocVariableDef"><text:span text:style-name="T20">r</text:span><text:span text:style-name="T13">bz</text:span><text:span text:style-name="T20"> = <text:tab/>Position of the local solution point, Z-axis coordinate.</text:span></text:p>
      <text:p text:style-name="P38">underline notation denotes a complex number.</text:p>
      <text:p text:style-name="P24"/>
      <text:p text:style-name="P24"><draw:frame draw:style-name="fr1" draw:name="Object3" text:anchor-type="as-char" svg:width="1.4409in" svg:height="0.2098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11">Equation </text:span><text:span text:style-name="T11"><text:sequence text:ref-name="refEquation1" text:name="Equation" text:formula="ooow:Equation+1" style:num-format="1">4.2</text:sequence></text:span></text:p>
      <text:p text:style-name="P46">Variables:</text:p>
      <text:p text:style-name="P31"><text:span text:style-name="T12">s</text:span><text:span text:style-name="T13">2</text:span><text:span text:style-name="T20"> = <text:tab/>Local translation motion on the Y-axis, in the body coordinate system.</text:span></text:p>
      <text:p text:style-name="P31"><text:span text:style-name="T20">x</text:span><text:span text:style-name="T13">2</text:span><text:span text:style-name="T20"> = <text:tab/>Body motion variable, translation on the Y-axis, in the body coordinate system.</text:span></text:p>
      <text:p text:style-name="P31"><text:span text:style-name="T20">x</text:span><text:span text:style-name="T13">4</text:span><text:span text:style-name="T20"> = <text:tab/>Body motion variable, rotation about the X-axis, in the body coordinate system.</text:span></text:p>
      <text:p text:style-name="P31"><text:span text:style-name="T20">x</text:span><text:span text:style-name="T13">6</text:span><text:span text:style-name="T20"> = <text:tab/>Body motion variable, rotation about the Z-axis, in the body coordinate system.</text:span></text:p>
      <text:p text:style-name="P31"><text:span text:style-name="T12">r</text:span><text:span text:style-name="T13">bx</text:span><text:span text:style-name="T20"> = <text:tab/>Position of the local solution point, X-axis coordinate.</text:span></text:p>
      <text:p text:style-name="P31"><text:span text:style-name="T20">r</text:span><text:span text:style-name="T13">bz</text:span><text:span text:style-name="T20"> = <text:tab/>Position of the local solution point, Z-axis coordinate.</text:span></text:p>
      <text:p text:style-name="P39">underline notation denotes a complex number.</text:p>
      <text:p text:style-name="P25"/>
      <text:p text:style-name="P25"><draw:frame draw:style-name="fr1" draw:name="Object4" text:anchor-type="as-char" svg:width="1.4138in" svg:height="0.2098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11">Equation </text:span><text:span text:style-name="T11"><text:sequence text:ref-name="refEquation2" text:name="Equation" text:formula="ooow:Equation+1" style:num-format="1">4.3</text:sequence></text:span></text:p>
      <text:p text:style-name="P46"><text:soft-page-break/>Variables:</text:p>
      <text:p text:style-name="P31"><text:span text:style-name="T12">s</text:span><text:span text:style-name="T14">3</text:span><text:span text:style-name="T20"> = <text:tab/>Local translation motion on the </text:span><text:span text:style-name="T21">Z</text:span><text:span text:style-name="T20">-axis, in the body coordinate system.</text:span></text:p>
      <text:p text:style-name="P31"><text:span text:style-name="T20">x</text:span><text:span text:style-name="T14">3</text:span><text:span text:style-name="T20"> = <text:tab/>Body motion variable, translation on the </text:span><text:span text:style-name="T21">Z</text:span><text:span text:style-name="T20">-axis, in the body coordinate system.</text:span></text:p>
      <text:p text:style-name="P31"><text:span text:style-name="T20">x</text:span><text:span text:style-name="T14">4</text:span><text:span text:style-name="T20"> = <text:tab/>Body motion variable, rotation about the </text:span><text:span text:style-name="T21">X</text:span><text:span text:style-name="T20">-axis, in the body coordinate system.</text:span></text:p>
      <text:p text:style-name="P31"><text:span text:style-name="T20">x</text:span><text:span text:style-name="T13">5</text:span><text:span text:style-name="T20"> = <text:tab/>Body motion variable, rotation about the Y-axis, in the body coordinate system.</text:span></text:p>
      <text:p text:style-name="P31"><text:span text:style-name="T12">r</text:span><text:span text:style-name="T13">b</text:span><text:span text:style-name="T14">x</text:span><text:span text:style-name="T20"> = <text:tab/>Position of the local solution point, </text:span><text:span text:style-name="T21">X</text:span><text:span text:style-name="T20">-axis coordinate.</text:span></text:p>
      <text:p text:style-name="P31"><text:span text:style-name="T20">r</text:span><text:span text:style-name="T13">b</text:span><text:span text:style-name="T14">y</text:span><text:span text:style-name="T20"> = <text:tab/>Position of the local solution point, </text:span><text:span text:style-name="T21">Y</text:span><text:span text:style-name="T20">-axis coordinate.</text:span></text:p>
      <text:p text:style-name="P39">underline notation denotes a complex number.</text:p>
      <text:h text:style-name="P56" text:outline-level="2">Derivations Based on Local Motion</text:h>
      <text:p text:style-name="P13"><text:span text:style-name="T33">All body motion variables are oscillatory motion of the form shown in </text:span><text:span text:style-name="T33"><text:sequence-ref text:reference-format="category-and-value" text:ref-name="refEquation3">Equation 4.4</text:sequence-ref></text:span><text:span text:style-name="T33">. <text:s/>And all local solutions are linear combinations of the body motion variables. <text:s/>Consequently, the local solution will also be of the form shown in </text:span><text:span text:style-name="T33"><text:sequence-ref text:reference-format="category-and-value" text:ref-name="refEquation3">Equation 4.4</text:sequence-ref></text:span><text:span text:style-name="T33">. <text:s/>Thus, any order of derivative can be obtained from direct calculation of the derivative of the local solution.</text:span></text:p>
      <text:p text:style-name="P20"><draw:frame draw:style-name="fr1" draw:name="Object5" text:anchor-type="as-char" svg:width="0.8492in" svg:height="0.2134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33">Equation </text:span><text:span text:style-name="T33"><text:sequence text:ref-name="refEquation3" text:name="Equation" text:formula="ooow:Equation+1" style:num-format="1">4.4</text:sequence></text:span></text:p>
      <text:p text:style-name="P47">Variables:</text:p>
      <text:p text:style-name="P47">x = <text:tab/>Some generic body motion variable.</text:p>
      <text:p text:style-name="P47">X = <text:tab/>Amplitude of body motion variable.</text:p>
      <text:p text:style-name="P47">j = <text:tab/>Imaginary number.</text:p>
      <text:p text:style-name="P47">t = <text:tab/>Time.</text:p>
      <text:p text:style-name="DocVariableDef"><text:span text:style-name="T34">ω</text:span><text:span text:style-name="T15">b</text:span><text:span text:style-name="T36"> = <text:tab/>Body encounter frequency.</text:span></text:p>
      <text:p text:style-name="P48">Underline notation denotes complex variable.</text:p>
      <text:p text:style-name="P26"/>
      <text:p text:style-name="P11"><text:sequence-ref text:reference-format="category-and-value" text:ref-name="refEquation4">Equation 4.5</text:sequence-ref> <text:span text:style-name="T8">shows the calculation of </text:span><text:span text:style-name="T43">the local motion variable. <text:s/></text:span><text:span text:style-name="T8">This equation assumes the </text:span><text:span text:style-name="T33">local solution </text:span><text:span text:style-name="T8">variables are already solved. <text:s/></text:span><text:span text:style-name="T43">The equation merely shows that the output is directly the value calculated for the local solution components. <text:s/></text:span></text:p>
      <text:p text:style-name="P10"><draw:frame draw:style-name="fr1" draw:name="Object6" text:anchor-type="as-char" svg:width="0.5335in" svg:height="0.209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8"><text:span text:style-name="T8">Equation </text:span><text:span text:style-name="T8"><text:sequence text:ref-name="refEquation4" text:name="Equation" text:formula="ooow:Equation+1" style:num-format="1">4.5</text:sequence></text:span></text:p>
      <text:p text:style-name="P30">Variables:</text:p>
      <text:p text:style-name="P30">v = <text:tab/>Index of the <text:span text:style-name="T33">local solution </text:span>variable in question (numbere<text:span text:style-name="T33">d</text:span> <text:span text:style-name="T33">1 - 3</text:span>).</text:p>
      <text:p text:style-name="P41"><text:span text:style-name="T31">S</text:span><text:span text:style-name="T16">v</text:span><text:span text:style-name="T22"> = <text:tab/>Amplitude of </text:span><text:span text:style-name="T31">local solution variable, index v.</text:span></text:p>
      <text:p text:style-name="P36">Underline notation denotes a complex variable.</text:p>
      <text:p text:style-name="P22"/>
      <text:p text:style-name="P22">The calculation of the <text:span text:style-name="T43">local motion</text:span> depends on the body encounter frequency, and not the global wave frequency.</text:p>
      <text:p text:style-name="P53">Although <text:span text:style-name="T43">the local motion is based on </text:span>body encounter frequency, <text:span text:style-name="T43">it </text:span>can still be compared to the global wave frequency. <text:s/>The dependency is a valid comparison. <text:s/></text:p>
      <text:p text:style-name="P54">But do not extend this concept to the response amplitude operators. <text:s/>The calculation of the RAO depends on the exact encountered wave spectrum and can not be generalized to the global wave frequency.</text:p>
      <text:h text:style-name="P63" text:outline-level="1"><text:soft-page-break/>Application to Custom Motion Models</text:h>
      <text:p text:style-name="P18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21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63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57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59" text:outline-level="3">RAO Normalization</text:h>
      <text:p text:style-name="P6"><text:span text:style-name="T37">For all </text:span><text:span text:style-name="T40">local solution variables</text:span><text:span text:style-name="T37">, the RAO is normalized based on wave amplitude for the given body encounter spectrum. (</text:span><text:span text:style-name="T37"><text:sequence-ref text:reference-format="category-and-value" text:ref-name="refEquation5">Equation 6.1</text:sequence-ref></text:span><text:span text:style-name="T37">)</text:span></text:p>
      <text:p text:style-name="P6"><text:span text:style-name="T38">The </text:span><text:span text:style-name="T40">original local solution variables </text:span><text:span text:style-name="T38">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9">force</text:span><text:span text:style-name="T38"> might not be accurate to the next situation. <text:s/>So only the magnitude of the RAO is reported. <text:s/>This provided a worst case scenario. <text:s/></text:span></text:p>
      <text:p text:style-name="P6"><text:span text:style-name="T38">In reality, the difference in phase angles mean that the maximum motions never occur at that same time. <text:s/>The real </text:span><text:span text:style-name="T39">motion </text:span><text:span text:style-name="T38">will always be less than the magnitude reported through the RAO. <text:s/>But the exact quantity can not be accurately reported through application of an RAO. <text:s/>The conservative approach was to only report the magnitude.</text:span></text:p>
      <text:p text:style-name="P14"><draw:frame draw:style-name="fr1" draw:name="Object7" text:anchor-type="as-char" svg:width="1.2063in" svg:height="0.4634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8"><text:span text:style-name="T37">Equation </text:span><text:span text:style-name="T37"><text:sequence text:ref-name="refEquation5" text:name="Equation" text:formula="ooow:Equation+1" style:num-format="1">6.1</text:sequence></text:span></text:p>
      <text:p text:style-name="P42">Variables:</text:p>
      <text:p text:style-name="P41"><text:span text:style-name="T43">S</text:span><text:span text:style-name="T19">v</text:span><text:span text:style-name="T32"> = <text:tab/>local motion for component v.</text:span></text:p>
      <text:p text:style-name="P40">v = <text:tab/>Index of the local motion component requested (1 – 3).</text:p>
      <text:p text:style-name="P41"><text:soft-page-break/><text:span text:style-name="T35">ζ</text:span><text:span text:style-name="T17">0b</text:span><text:span text:style-name="T24"> = <text:tab/>Encountered wave amplitude for the body of index b.</text:span></text:p>
      <text:p text:style-name="P32">b = <text:tab/>Index of body specified.</text:p>
      <text:p text:style-name="P36">Underline notation denotes a complex variable.</text:p>
      <text:p text:style-name="P27"/>
      <text:h text:style-name="P60" text:outline-level="3">RAO Application</text:h>
      <text:p text:style-name="P15">The RAO can be applied with simply multiplying by the wave amplitude. <text:s/></text:p>
      <text:p text:style-name="P15"><draw:frame draw:style-name="fr1" draw:name="Object9" text:anchor-type="as-char" svg:width="1.228in" svg:height="0.2311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9"><text:span text:style-name="T41">Equation </text:span><text:span text:style-name="T41"><text:sequence text:ref-name="refEquation6" text:name="Equation" text:formula="ooow:Equation+1" style:num-format="1">6.2</text:sequence></text:span></text:p>
      <text:p text:style-name="P43">Variables:</text:p>
      <text:p text:style-name="P44"><text:span text:style-name="T35">ζ</text:span><text:span text:style-name="T17">0b</text:span><text:span text:style-name="T24"> = <text:tab/><text:tab/>Encountered wave amplitude for the body of index b.</text:span></text:p>
      <text:p text:style-name="P37">v = <text:tab/><text:tab/>Index of the local motion component requested (1 – 3).</text:p>
      <text:p text:style-name="P35">i = <text:tab/><text:tab/>Order of derivative.</text:p>
      <text:p text:style-name="P33">b = <text:tab/><text:tab/>Index of body specified.</text:p>
      <text:p text:style-name="P52"><text:span text:style-name="T42"><draw:frame draw:style-name="fr1" draw:name="Object14" text:anchor-type="as-char" svg:width="0.8228in" svg:height="0.231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2"><text:tab/>Response amplitude operator (RAO) to convert from body wave amplitude to </text:span><text:span text:style-name="T44">local</text:span><text:span text:style-name="T42"> motion, </text:span><text:span text:style-name="T45">for component v</text:span><text:span text:style-name="T42">.</text:span></text:p>
      <text:p text:style-name="P33"/>
      <text:p text:style-name="P64"><text:span text:style-name="T26">Sometimes, it is more convenient to apply the RAO directly to the wave energy spectrum. <text:s/>There are two wave energy spectra to select from: <text:s/>the body encounter spectrum, and the global wave spectrum. <text:s/></text:span><text:span text:style-name="T26"><text:sequence-ref text:reference-format="category-and-value" text:ref-name="refEquation7">Equation 6.3</text:sequence-ref></text:span><text:span text:style-name="T26"> shows application of the global wave spectrum. <text:s/>This includes </text:span><text:span text:style-name="T25">application of an additional RAO to convert from the global wave spectrum to the body encounter spectrum. <text:s/></text:span><text:span text:style-name="T29">The output from this calculation is the spectral energy density of the </text:span><text:span text:style-name="T30">motion</text:span><text:span text:style-name="T29"> of the local solution.</text:span></text:p>
      <text:p text:style-name="P23"><draw:frame draw:style-name="fr1" draw:name="Object10" text:anchor-type="as-char" svg:width="2.8665in" svg:height="0.270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9"><text:span text:style-name="T26">Equation </text:span><text:span text:style-name="T26"><text:sequence text:ref-name="refEquation7" text:name="Equation" text:formula="ooow:Equation+1" style:num-format="1">6.3</text:sequence></text:span></text:p>
      <text:p text:style-name="P34">Variables:</text:p>
      <text:p text:style-name="P51"><text:span text:style-name="T25"><draw:frame draw:style-name="fr1" draw:name="Object11" text:anchor-type="as-char" svg:width="0.8228in" svg:height="0.231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"><text:tab/>Response amplitude operator (RAO) to convert from body wave amplitude to </text:span><text:span text:style-name="T27">local</text:span><text:span text:style-name="T25"> motion, </text:span><text:span text:style-name="T28">for component v</text:span><text:span text:style-name="T25">.</text:span></text:p>
      <text:p text:style-name="P51"><text:span text:style-name="T25"><draw:frame draw:style-name="fr1" draw:name="Object12" text:anchor-type="as-char" svg:width="1.1264in" svg:height="0.212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"><text:tab/>RAO to convert from global wave spectrum to body encountered spectrum.</text:span></text:p>
      <text:p text:style-name="P50"><text:span text:style-name="T25">S(</text:span><text:span text:style-name="T23">ω</text:span><text:span text:style-name="T18">G</text:span><text:span text:style-name="T25">) = <text:tab/>Global wave spectrum, spectral energy density.</text:span></text:p>
      <text:h text:style-name="P58" text:outline-level="2">RAO Units</text:h>
      <text:p text:style-name="P7">The units of the resulting RAO output can become very confusing, depending on how the RAO gets calculated. <text:s/>This section clarifies by clearly stating the units for each RAO.</text:p>
      <text:p text:style-name="P17">The RAO for local motion is unitless.</text:p>
      <text:p text:style-name="P17"><draw:frame draw:style-name="fr1" draw:name="Object1" text:anchor-type="as-char" svg:width="1.9228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DocEquation"><text:span text:style-name="T43">Equation </text:span><text:span text:style-name="T43"><text:sequence text:ref-name="refEquation8" text:name="Equation" text:formula="ooow:Equation+1" style:num-format="1">6.4</text:sequence></text:span></text:p>
      <text:p text:style-name="P49">Variables:</text:p>
      <text:p text:style-name="P49">m = <text:tab/>Meters (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1_local_motion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08:42:20</meta:creation-date>
    <meta:editing-cycles>12</meta:editing-cycles>
    <meta:editing-duration>PT1H43M52S</meta:editing-duration>
    <dc:description>Calculation of local motion variable.</dc:description>
    <dc:subject>T04-0050.0021</dc:subject>
    <dc:title>Local Motion</dc:title>
    <dc:date>2014-04-19T10:49:46</dc:date>
    <meta:document-statistic meta:table-count="0" meta:image-count="0" meta:object-count="12" meta:page-count="5" meta:paragraph-count="122" meta:word-count="1553" meta:character-count="9550" meta:non-whitespace-character-count="80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S</mi>
          <mi>v</mi>
        </msub>
        <mo stretchy="false">=</mo>
        <mi mathvariant="italic">RAO</mi>
      </mrow>
      <mfenced open="(" close=")">
        <mrow>
          <msub>
            <mi>S</mi>
            <mi>v</mi>
          </msub>
        </mrow>
      </mfenced>
      <mi/>
      <msub>
        <mo stretchy="false">ζ</mo>
        <mn>0b</mn>
      </msub>
    </mrow>
    <annotation encoding="StarMath 5.0">S_v = RAO left ( S_v right ) ` %zeta_0b</annotation>
  </semantics>
</math>
</file>

<file path=Object 10/content.xml><?xml version="1.0" encoding="utf-8"?>
<math xmlns="http://www.w3.org/1998/Math/MathML">
  <semantics>
    <mrow>
      <mi mathvariant="italic">RAO</mi>
      <mrow>
        <mfenced open="(" close=")">
          <mrow>
            <msub>
              <mi>S</mi>
              <mi>v</mi>
            </msub>
          </mrow>
        </mfenced>
        <mo stretchy="false">=</mo>
        <mi/>
      </mrow>
    </mrow>
    <annotation encoding="StarMath 5.0">RAO left ( S_v right ) = ~</annotation>
  </semantics>
</math>
</file>

<file path=Object 11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2/content.xml><?xml version="1.0" encoding="utf-8"?>
<math xmlns="http://www.w3.org/1998/Math/MathML">
  <semantics>
    <mrow>
      <mrow>
        <mrow>
          <msub>
            <mfenced open="[" close="]">
              <mrow>
                <mi mathvariant="italic">RAO</mi>
                <mfenced open="(" close=")">
                  <mrow>
                    <msub>
                      <mi>S</mi>
                      <mi>v</mi>
                    </msub>
                  </mrow>
                </mfenced>
              </mrow>
            </mfenced>
            <mi mathvariant="italic">units</mi>
          </msub>
          <mo stretchy="false">=</mo>
          <mfrac>
            <mi>m</mi>
            <mi>m</mi>
          </mfrac>
        </mrow>
        <mo stretchy="false">=</mo>
        <mi mathvariant="italic">unitless</mi>
      </mrow>
    </mrow>
    <annotation encoding="StarMath 5.0">left [ RAO left ( S_v right ) right ]_units = m over m = unitless</annotation>
  </semantics>
</math>
</file>

<file path=Object 2/content.xml><?xml version="1.0" encoding="utf-8"?>
<math xmlns="http://www.w3.org/1998/Math/MathML">
  <semantics>
    <mrow>
      <mrow>
        <munder accentunder="true">
          <msub>
            <mi>s</mi>
            <mn>1</mn>
          </msub>
          <mo>̲</mo>
        </munder>
        <mo stretchy="false">=</mo>
        <mrow>
          <munder accentunder="true">
            <msub>
              <mi>x</mi>
              <mn>1</mn>
            </msub>
            <mo>̲</mo>
          </munder>
          <mo stretchy="false">−</mo>
          <msub>
            <mi>r</mi>
            <mi mathvariant="italic">by</mi>
          </msub>
        </mrow>
      </mrow>
      <mrow>
        <munder accentunder="true">
          <msub>
            <mi>x</mi>
            <mn>6</mn>
          </msub>
          <mo>̲</mo>
        </munder>
        <mo stretchy="false">+</mo>
        <msub>
          <mi>r</mi>
          <mi mathvariant="italic">bz</mi>
        </msub>
      </mrow>
      <munder accentunder="true">
        <msub>
          <mi>x</mi>
          <mn>5</mn>
        </msub>
        <mo>̲</mo>
      </munder>
    </mrow>
    <annotation encoding="StarMath 5.0">underline s_1 = underline x_1 - r_by underline x_6 + r_bz underline x_5</annotation>
  </semantics>
</math>
</file>

<file path=Object 3/content.xml><?xml version="1.0" encoding="utf-8"?>
<math xmlns="http://www.w3.org/1998/Math/MathML">
  <semantics>
    <mrow>
      <mrow>
        <munder accentunder="true">
          <msub>
            <mi>s</mi>
            <mn>2</mn>
          </msub>
          <mo>̲</mo>
        </munder>
        <mo stretchy="false">=</mo>
        <mrow>
          <munder accentunder="true">
            <msub>
              <mi>x</mi>
              <mn>2</mn>
            </msub>
            <mo>̲</mo>
          </munder>
          <mo stretchy="false">−</mo>
          <msub>
            <mi>r</mi>
            <mi mathvariant="italic">bz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6</mn>
        </msub>
        <mo>̲</mo>
      </munder>
    </mrow>
    <annotation encoding="StarMath 5.0">underline s_2 = underline x_2 - r_bz underline x_4 + r_bx underline x_6</annotation>
  </semantics>
</math>
</file>

<file path=Object 4/content.xml><?xml version="1.0" encoding="utf-8"?>
<math xmlns="http://www.w3.org/1998/Math/MathML">
  <semantics>
    <mrow>
      <mrow>
        <munder accentunder="true">
          <msub>
            <mi>s</mi>
            <mn>3</mn>
          </msub>
          <mo>̲</mo>
        </munder>
        <mo stretchy="false">=</mo>
        <mrow>
          <munder accentunder="true">
            <msub>
              <mi>x</mi>
              <mn>3</mn>
            </msub>
            <mo>̲</mo>
          </munder>
          <mo stretchy="false">+</mo>
          <msub>
            <mi>r</mi>
            <mi mathvariant="italic">by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5</mn>
        </msub>
        <mo>̲</mo>
      </munder>
    </mrow>
    <annotation encoding="StarMath 5.0">underline s_3 = underline x_3 + r_by underline x_4 + r_bx underline x_5</annotation>
  </semantics>
</math>
</file>

<file path=Object 5/content.xml><?xml version="1.0" encoding="utf-8"?>
<math xmlns="http://www.w3.org/1998/Math/MathML">
  <semantics>
    <mrow>
      <mrow>
        <munder accentunder="true">
          <mi>x</mi>
          <mo>̲</mo>
        </munder>
        <mo stretchy="false">=</mo>
        <munder accentunder="true">
          <mi>X</mi>
          <mo>̲</mo>
        </munder>
      </mrow>
      <msup>
        <mi>e</mi>
        <mrow>
          <mo stretchy="false">(</mo>
          <mrow>
            <mi>j</mi>
            <msub>
              <mo stretchy="false">ω</mo>
              <mi>b</mi>
            </msub>
            <mi>t</mi>
          </mrow>
          <mo stretchy="false">)</mo>
        </mrow>
      </msup>
    </mrow>
    <annotation encoding="StarMath 5.0">underline x = underline X e^(j %omega_b t)</annotation>
  </semantics>
</math>
</file>

<file path=Object 6/content.xml><?xml version="1.0" encoding="utf-8"?>
<math xmlns="http://www.w3.org/1998/Math/MathML">
  <semantics>
    <mrow>
      <mrow>
        <munder accentunder="true">
          <msub>
            <mi>S</mi>
            <mi>v</mi>
          </msub>
          <mo>̲</mo>
        </munder>
        <mo stretchy="false">=</mo>
        <munder accentunder="true">
          <msub>
            <mi>S</mi>
            <mi>v</mi>
          </msub>
          <mo>̲</mo>
        </munder>
      </mrow>
    </mrow>
    <annotation encoding="StarMath 5.0">underline S_v = underline S_v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sub>
              <mi>S</mi>
              <mi>v</mi>
            </msub>
          </mrow>
        </mfenced>
        <mo stretchy="false">=</mo>
        <mfenced open="∥" close="∥">
          <mrow>
            <mfrac>
              <munder accentunder="true">
                <msub>
                  <mi>S</mi>
                  <mi>v</mi>
                </msub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 left ( S_v right ) = left ldline underline S_v over %zeta_0b right ldline</annotation>
  </semantics>
</math>
</file>

<file path=Object 8/content.xml><?xml version="1.0" encoding="utf-8"?>
<math xmlns="http://www.w3.org/1998/Math/MathML">
  <semantics>
    <mrow>
      <mi mathvariant="italic">RAO</mi>
      <mrow>
        <mfenced open="(" close=")">
          <mrow>
            <msub>
              <mi>S</mi>
              <mi>v</mi>
            </msub>
          </mrow>
        </mfenced>
        <mo stretchy="false">=</mo>
        <mi/>
      </mrow>
    </mrow>
    <annotation encoding="StarMath 5.0">RAO left ( S_v right ) = ~</annotation>
  </semantics>
</math>
</file>

<file path=Object 9/content.xml><?xml version="1.0" encoding="utf-8"?>
<math xmlns="http://www.w3.org/1998/Math/MathML">
  <semantics>
    <mrow>
      <mi>S</mi>
      <mrow>
        <mfenced open="(" close=")">
          <mrow>
            <msub>
              <mi>S</mi>
              <mi>v</mi>
            </msub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sub>
                      <mi>S</mi>
                      <mi>v</mi>
                    </msub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S_v right ) = left ( RAO left ( S_v right ) right )^2 cdot left [ RAO(S(%omega_G)) cdot S(%omega_G) right ]</annotation>
  </semantics>
</math>
</file>